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108f54" officeooo:paragraph-rsid="00108f54"/>
    </style:style>
    <style:style style:name="P2" style:family="paragraph" style:parent-style-name="Standard">
      <style:paragraph-properties fo:text-align="center" style:justify-single-word="false"/>
      <style:text-properties style:font-name="Ubuntu" officeooo:rsid="00108f54" officeooo:paragraph-rsid="00108f54"/>
    </style:style>
    <style:style style:name="P3" style:family="paragraph" style:parent-style-name="Standard">
      <style:text-properties style:font-name="Ubuntu" officeooo:rsid="00128cf4" officeooo:paragraph-rsid="00128cf4"/>
    </style:style>
    <style:style style:name="P4" style:family="paragraph" style:parent-style-name="Standard">
      <style:text-properties style:font-name="Ubuntu" officeooo:rsid="00128cf4" officeooo:paragraph-rsid="00134947"/>
    </style:style>
    <style:style style:name="P5" style:family="paragraph" style:parent-style-name="Standard">
      <style:text-properties style:font-name="Ubuntu" officeooo:rsid="00128cf4" officeooo:paragraph-rsid="00152587"/>
    </style:style>
    <style:style style:name="P6" style:family="paragraph" style:parent-style-name="Standard">
      <style:text-properties style:font-name="Ubuntu" officeooo:rsid="00128cf4" officeooo:paragraph-rsid="001796bb"/>
    </style:style>
    <style:style style:name="P7" style:family="paragraph" style:parent-style-name="Standard">
      <style:text-properties style:font-name="Ubuntu" officeooo:rsid="00128cf4" officeooo:paragraph-rsid="001b5507"/>
    </style:style>
    <style:style style:name="P8" style:family="paragraph" style:parent-style-name="Standard">
      <style:paragraph-properties fo:text-align="center" style:justify-single-word="false"/>
      <style:text-properties style:font-name="Ubuntu" fo:font-size="24pt" officeooo:rsid="00108f54" officeooo:paragraph-rsid="00108f54" style:font-size-asian="24pt" style:font-size-complex="24pt"/>
    </style:style>
    <style:style style:name="P9" style:family="paragraph" style:parent-style-name="Standard">
      <style:paragraph-properties fo:text-align="center" style:justify-single-word="false"/>
      <style:text-properties style:font-name="Ubuntu" fo:font-size="24pt" fo:font-weight="bold" officeooo:rsid="00108f54" officeooo:paragraph-rsid="00108f54" style:font-size-asian="24pt" style:font-weight-asian="bold" style:font-size-complex="24pt" style:font-weight-complex="bold"/>
    </style:style>
    <style:style style:name="P10" style:family="paragraph" style:parent-style-name="Standard">
      <style:text-properties style:font-name="Ubuntu" fo:font-size="15pt" fo:font-weight="bold" officeooo:rsid="00108f54" officeooo:paragraph-rsid="00108f54" style:font-size-asian="15pt" style:font-weight-asian="bold" style:font-size-complex="15pt" style:font-weight-complex="bold"/>
    </style:style>
    <style:style style:name="P11" style:family="paragraph" style:parent-style-name="Standard">
      <style:text-properties style:font-name="Ubuntu" fo:font-size="15pt" fo:font-weight="bold" officeooo:rsid="00128cf4" officeooo:paragraph-rsid="00128cf4" style:font-size-asian="15pt" style:font-weight-asian="bold" style:font-size-complex="15pt" style:font-weight-complex="bold"/>
    </style:style>
    <style:style style:name="T1" style:family="text">
      <style:text-properties officeooo:rsid="00128cf4"/>
    </style:style>
    <style:style style:name="T2" style:family="text">
      <style:text-properties officeooo:rsid="00134947"/>
    </style:style>
    <style:style style:name="T3" style:family="text">
      <style:text-properties officeooo:rsid="00138639"/>
    </style:style>
    <style:style style:name="T4" style:family="text">
      <style:text-properties officeooo:rsid="0018c0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ogetto I: Biblioteca</text:p>
      <text:p text:style-name="P8"/>
      <text:p text:style-name="P2">Laboratorio di Algoritmi e strutture dati</text:p>
      <text:p text:style-name="P2">N86001980 Oreste Leone</text:p>
      <text:p text:style-name="P2"/>
      <text:p text:style-name="P1"/>
      <text:p text:style-name="P10">1) Specifica del progetto.</text:p>
      <text:p text:style-name="P1"/>
      <text:p text:style-name="P1">Lo scopo del progetto consiste nella realizzazione di un programma per la gestione di una biblioteca per studenti che coinvolge due attori principali:</text:p>
      <text:p text:style-name="P1"><text:tab/>-La biblioteca, sotto forma di elenco di libri identificati da un titolo univoco;</text:p>
      <text:p text:style-name="P1"><text:tab/>-Gli studenti, identificati da una matricola univoca.</text:p>
      <text:p text:style-name="P1"/>
      <text:p text:style-name="P1">Ogni studente può effettuare una richiesta conforme a due tipi:</text:p>
      <text:p text:style-name="P1"><text:tab/>-Prestito di un libro;</text:p>
      <text:p text:style-name="P1"><text:tab/>-Restituzione di un libro, precedentemente preso in prestito.</text:p>
      <text:p text:style-name="P1"/>
      <text:p text:style-name="P1">Le richieste vanno soddisfatte seguendo ove possibile <text:span text:style-name="T1">l’ordine in cui sono state effettuate.</text:span></text:p>
      <text:p text:style-name="P3">Si richiede inoltre una soluzione per evitare deadlock dovuti a richieste sospese che non possono essere soddisfatte, aggiungendo inoltre che il programma possa terminare solo se tutte le richieste sono state soddisfatte.</text:p>
      <text:p text:style-name="P3"/>
      <text:p text:style-name="P11">2) Approccio implementativo.</text:p>
      <text:p text:style-name="P3"/>
      <text:p text:style-name="P3">In linea con le specifiche richieste nella traccia, il programma è stato sviluppato con precise scelte implementative:</text:p>
      <text:p text:style-name="P3"/>
      <text:p text:style-name="P4"><text:span text:style-name="T2"><text:tab/>a)<text:tab/></text:span>L’utilizzatore designato per il programma può essere considerato come un <text:tab/><text:tab/>impiegato della biblioteca; Esso si interfaccerà con il programma tramite <text:tab/><text:tab/>una console di comando dove:</text:p>
      <text:p text:style-name="P4"/>
      <text:p text:style-name="P4"><text:tab/><text:tab/><text:tab/>-<text:span text:style-name="T2">P</text:span>ossono essere inserite le richieste effettuate dagli studenti <text:span text:style-name="T2">tramite <text:tab/><text:tab/><text:tab/>appositi form;</text:span></text:p>
      <text:p text:style-name="P4"><text:tab/><text:tab/><text:tab/>-<text:span text:style-name="T2">Può essere gestita la prima richiesta possibile;</text:span></text:p>
      <text:p text:style-name="P4"><text:tab/><text:tab/><text:tab/>-<text:span text:style-name="T2">Può essere visualizzato l’elenco completo dei libri del catalogo;</text:span></text:p>
      <text:p text:style-name="P4"><text:tab/><text:tab/><text:tab/>-<text:span text:style-name="T2">Può essere visualizzato l’elenco dei libri attualmente in prestito a <text:tab/><text:tab/><text:tab/>studenti;</text:span></text:p>
      <text:p text:style-name="P4"><text:tab/><text:tab/><text:tab/>-<text:span text:style-name="T2">Concludere il programma (se non sono presenti richieste da gestire <text:tab/><text:tab/><text:tab/>e se tutti i libri del catalogo sono stati restituiti);</text:span></text:p>
      <text:p text:style-name="P4"/>
      <text:p text:style-name="P3"><text:tab/><text:tab/><text:span text:style-name="T3">Per facilitare la conoscenza degli status del programma sono stati inoltre <text:tab/><text:tab/>inseriti degli indicatori numerici per la presenza (e quantità) di richieste in <text:tab/><text:tab/>sospeso e di libri attualmente in prestito.</text:span></text:p>
      <text:p text:style-name="P3"><text:tab/><text:tab/><text:span text:style-name="T3">Si richiede all’utente utilizzatore, per l'immissione di dati alfabetici quali <text:tab/><text:tab/>nomi degli studenti e nomi dei libri, di utilizzare ove necessario il carattere <text:tab/><text:tab/>“_” &lt;underscore&gt; al posto del più usuale “ “ &lt;spazio&gt; per evitare <text:tab/><text:tab/><text:tab/><text:tab/>comportamenti indesiderati. </text:span></text:p>
      <text:p text:style-name="P3"/>
      <text:p text:style-name="P5"><text:soft-page-break/><text:span text:style-name="T2"><text:tab/>b)<text:tab/></text:span>La biblioteca viene popolata all’avvio del programma da 15 libri identificati <text:tab/><text:tab/>tramite il loro nome <text:span text:style-name="T3">che resteranno immutati in notazione e numero per <text:tab/><text:tab/>tutta la durata dell’esecuzione. È stato ritenuto più consono nel mantenere <text:tab/><text:tab/>questi dati, l’implementazione dei libri sotto forma di nodi di un’ ABR <text:tab/><text:tab/><text:tab/>( Albero Binario di Ricerca ) in quanto le continue operazioni di ricerca ne <text:tab/><text:tab/>beneficeranno in costo di Tempo.</text:span></text:p>
      <text:p text:style-name="P5"/>
      <text:p text:style-name="P7"><text:span text:style-name="T3"><text:tab/><text:tab/>In particolare, un libro è una struttura contenente il nome del libro, il <text:tab/><text:tab/><text:tab/>riferimento allo studente che ne ha fatto richiesta (nullo, se ancora <text:tab/><text:tab/><text:tab/>disponibile) e i riferimenti ai sotto alberi sinistro e destro. </text:span></text:p>
      <text:p text:style-name="P7"/>
      <text:p text:style-name="P7"><text:span text:style-name="T3"><text:tab/><text:tab/>La specifica del riferimento allo studente che ne ha fatto richiesta, che <text:tab/><text:tab/><text:tab/>viene aggiornata solo in seguito alla effettiva gestione del prestito o della <text:tab/><text:tab/>restituzione, è dovuta alla scelta di non accettare che uno studente possa <text:tab/><text:tab/>chiedere in prestito più di un libro, seguita anche dalla disponibilità di <text:tab/><text:tab/><text:tab/>un’unica unità presente del libro; permette inoltre di effettuare un <text:tab/><text:tab/><text:tab/>controllo più efficiente su quali libri siano effettivamente disponibili o in <text:tab/><text:tab/>prestito.</text:span></text:p>
      <text:p text:style-name="P6"><text:span text:style-name="T3"><text:tab/><text:tab/>La visualizzazione dell’elenco dei libri, ossia la stampa dell’ ABR, viene <text:tab/><text:tab/><text:tab/>effettuata tramite una visita in ordine e di conseguenza, secondo<text:tab/><text:tab/><text:tab/><text:tab/>ordinamento alfanumerico secondo lo standard ASCII.</text:span></text:p>
      <text:p text:style-name="P6"><text:span text:style-name="T3"><text:s/></text:span></text:p>
      <text:p text:style-name="P7"><text:span text:style-name="T4"><text:tab/>c)<text:tab/>Gli studenti all’interno del programma sono definiti anch’essi come <text:tab/><text:tab/><text:tab/>nodi di un ABR per gli stessi motivi precedenti; lo studente è dunque <text:tab/><text:tab/><text:tab/>una struttura contenente la sua matricola numerica, il suo nome e i <text:tab/><text:tab/><text:tab/>riferimenti ai sotto alberi sinistro e destro.</text:span></text:p>
      <text:p text:style-name="P7"/>
      <text:p text:style-name="P7"><text:span text:style-name="T4"><text:tab/><text:tab/>Contrariamente all’ABR dei libri, subisce ripetute procedure di <text:tab/><text:tab/><text:tab/><text:tab/>inserimento e rimozione: uno studente viene aggiunto come nodo solo <text:tab/><text:tab/><text:tab/>quando effettua una richiesta di prestito e quando viene gestita la <text:tab/><text:tab/><text:tab/>restituzione del libro, egli viene eliminato. In questo modo il programma, <text:tab/><text:tab/>non essendo interessato ad una memorizzazione permanente degli <text:tab/><text:tab/><text:tab/>studenti, impedisce ad uno studente che ha già fatto richiesta o che ha <text:tab/><text:tab/><text:tab/>attualmente in prestito un libro di richiederne altri. </text:span></text:p>
      <text:p text:style-name="P7"><text:span text:style-name="T4"><text:tab/><text:tab/>Siccome questo tipo d’approccio potrebbe precludere lo studente a fare <text:tab/><text:tab/>richiesta di un ulteriore libro nel caso in cui il libro da egli richiesto sia <text:tab/><text:tab/><text:tab/>momentaneamente indisponibile, il programma domanderà all’utente, al <text:tab/><text:tab/>momento della gestione della richiesta, se lo studente in questione sia <text:tab/><text:tab/><text:tab/>intenzionato ad attendere che il libro venga restituito (spostando la sua <text:tab/><text:tab/>richiesta alla fine della coda) o se preferisce cancellare la propria richiesta <text:tab/><text:tab/>(eliminando la richiesta e conseguentemente il nodo dello studente) <text:tab/><text:tab/><text:tab/>permettendo cosi un ulteriore richiesta di prestito. </text:span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20:05:42.620352880</meta:creation-date>
    <dc:date>2020-05-04T22:48:13.562269065</dc:date>
    <meta:editing-duration>PT7M5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0" meta:word-count="687" meta:character-count="4729" meta:non-whitespace-character-count="3923"/>
  </office:meta>
</office:document-meta>
</file>